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8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1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1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2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1" style:family="graphic" style:parent-style-name="standard" style:list-style-name="L2">
      <style:graphic-properties draw:textarea-horizontal-align="justify" draw:textarea-vertical-align="middle" draw:auto-grow-height="false" fo:min-height="1.09cm" fo:min-width="4.356cm" fo:wrap-option="wrap"/>
    </style:style>
    <style:style style:name="gr13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3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objectwithoutfill">
      <style:graphic-properties draw:marker-start="Arrow" draw:marker-end="Arrow" draw:fill="none" draw:textarea-vertical-align="middle"/>
    </style:style>
    <style:style style:name="gr154" style:family="graphic" style:parent-style-name="standard" style:list-style-name="L2">
      <style:graphic-properties draw:stroke="none" draw:fill="none" fo:min-height="0.32cm"/>
    </style:style>
    <style:style style:name="gr1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3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7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8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>
      <style:graphic-properties draw:fill="none" draw:textarea-vertical-align="middle" draw:auto-grow-height="false" fo:min-height="3.922cm" fo:min-width="0cm"/>
    </style:style>
    <style:style style:name="gr219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5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52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4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5" style:family="graphic" style:parent-style-name="standard" style:list-style-name="L2">
      <style:graphic-properties draw:stroke="none" draw:fill="none" fo:min-height="0.319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57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0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6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2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6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0" style:family="graphic" style:parent-style-name="objectwithoutfill">
      <style:graphic-properties draw:marker-start="Arrow" draw:marker-end="Arrow" draw:fill="none" draw:textarea-vertical-align="middle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29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1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1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3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45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4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47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4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4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61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62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63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64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65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3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 style:writing-mode="lr-tb">
        <style:tab-stops/>
      </style:paragraph-properties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7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8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9" style:family="paragraph">
      <loext:graphic-properties draw:fill="none"/>
      <style:paragraph-properties fo:text-align="center"/>
      <style:text-properties fo:font-size="8pt" style:font-size-asian="8pt"/>
    </style:style>
    <style:style style:name="P20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1" style:family="paragraph">
      <style:paragraph-properties fo:margin-top="0.1cm" fo:margin-bottom="0.1cm"/>
    </style:style>
    <style:style style:name="P22" style:family="paragraph">
      <loext:graphic-properties draw:fill-color="#ff6600"/>
      <style:paragraph-properties fo:margin-top="0.1cm" fo:margin-bottom="0.1cm" fo:text-align="center"/>
    </style:style>
    <style:style style:name="P23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4" style:family="paragraph">
      <style:paragraph-properties fo:margin-left="0cm" fo:margin-right="0cm" fo:margin-top="0.1cm" fo:margin-bottom="0.1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4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式内存管理</text:span></text:p>
          <text:p text:style-name="P2"><text:span text:style-name="T1">page3</text:span><text:span text:style-name="T1">：页式内存管理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xml:id="id5" draw:id="id5" draw:layer="layout" svg:width="2.548cm" svg:height="0.4cm" svg:x="11.177cm" svg:y="6.8cm">
          <text:p text:style-name="P4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9" draw:layer="layout" svg:width="13.5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2.548cm" svg:height="0.4cm" svg:x="15.253cm" svg:y="4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15.253cm" svg:y="4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5.253cm" svg:y="5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15.253cm" svg:y="5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15.253cm" svg:y="4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19.854cm" svg:y="6.1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19.931cm" svg:y="7.8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5" xml:id="id7" draw:id="id7" draw:layer="layout" svg:width="2.548cm" svg:height="0.4cm" svg:x="25.501cm" svg:y="6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2" draw:text-style-name="P8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xml:id="id9" draw:id="id9" draw:layer="layout" svg:width="2.548cm" svg:height="0.4cm" svg:x="25.578cm" svg:y="8.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4" draw:text-style-name="P6" draw:layer="layout" svg:width="2.548cm" svg:height="0.4cm" svg:x="15.254cm" svg:y="6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15.254cm" svg:y="6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15" draw:id="id15" draw:layer="layout" svg:width="2.548cm" svg:height="0.4cm" svg:x="25.454cm" svg:y="4.0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25.454cm" svg:y="4.4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25.454cm" svg:y="5.2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25.454cm" svg:y="4.8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0" draw:text-style-name="P9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3.5cm" svg:height="1cm" svg:x="15cm" svg:y="0.8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23.453cm" svg:y="5.0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18.9cm" svg:y="5.0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23.796cm" svg:y="5.0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22.852cm" svg:y="3.2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3" draw:text-style-name="P7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5" draw:text-style-name="P7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6" draw:text-style-name="P7" draw:layer="layout" svg:x1="5.452cm" svg:y1="3.5cm" svg:x2="5.452cm" svg:y2="8.7cm">
          <text:p/>
        </draw:line>
        <draw:line draw:style-name="gr86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7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1" draw:text-style-name="P5" draw:layer="layout" svg:width="2.805cm" svg:height="0.4cm" svg:x="4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xml:id="id23" draw:id="id23" draw:layer="layout" svg:width="2.805cm" svg:height="0.4cm" svg:x="4cm" svg:y="4.007cm">
          <text:p text:style-name="P4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xml:id="id25" draw:id="id25" draw:layer="layout" svg:width="2.805cm" svg:height="0.4cm" svg:x="4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draw:layer="layout" svg:width="2.805cm" svg:height="0.4cm" svg:x="4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draw:layer="layout" svg:width="2.805cm" svg:height="0.4cm" svg:x="4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806cm" svg:height="0.4cm" svg:x="4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3.201cm" svg:x2="4cm" svg:y2="3.808cm" draw:start-shape="id21" draw:start-glue-point="3" draw:end-shape="id22" draw:end-glue-point="3" svg:d="M1900 13201h-700v-9393h2800" svg:viewBox="0 0 2801 9394">
          <text:p/>
        </draw:connector>
        <draw:custom-shape draw:style-name="gr117" draw:text-style-name="P5" xml:id="id24" draw:id="id24" draw:layer="layout" svg:width="2.749cm" svg:height="0.4cm" svg:x="8.0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xml:id="id27" draw:id="id27" draw:layer="layout" svg:width="2.749cm" svg:height="0.4cm" svg:x="8.051cm" svg:y="3.2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" draw:layer="layout" svg:width="2.749cm" svg:height="0.4cm" svg:x="8.0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draw:layer="layout" svg:width="2.749cm" svg:height="0.4cm" svg:x="8.0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749cm" svg:height="0.4cm" svg:x="8.051cm" svg:y="3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207cm" svg:x2="8.051cm" svg:y2="3.007cm" draw:start-shape="id23" draw:start-glue-point="1" draw:end-shape="id24" draw:end-glue-point="3" svg:d="M6805 4207h623v-1200h623" svg:viewBox="0 0 1247 1201">
          <text:p/>
        </draw:connector>
        <draw:custom-shape draw:style-name="gr122" draw:text-style-name="P5" xml:id="id26" draw:id="id26" draw:layer="layout" svg:width="2.748cm" svg:height="0.4cm" svg:x="8.052cm" svg:y="4.8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607cm" svg:x2="8.052cm" svg:y2="5.008cm" draw:start-shape="id25" draw:start-glue-point="1" draw:end-shape="id26" draw:end-glue-point="3" svg:d="M6805 4607h624v401h623" svg:viewBox="0 0 1248 402">
          <text:p/>
        </draw:connector>
        <draw:custom-shape draw:style-name="gr123" draw:text-style-name="P5" xml:id="id28" draw:id="id28" draw:layer="layout" svg:width="2.548cm" svg:height="0.4cm" svg:x="11.7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6" draw:layer="layout" svg:width="2.548cm" svg:height="0.4cm" svg:x="11.752cm" svg:y="3.2cm">
          <text:p text:style-name="P10">页内地址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6" draw:layer="layout" svg:width="2.548cm" svg:height="0.4cm" svg:x="11.7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" draw:layer="layout" svg:width="2.548cm" svg:height="0.4cm" svg:x="11.7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" draw:layer="layout" svg:width="2.548cm" svg:height="0.4cm" svg:x="11.7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8cm" svg:height="0.4cm" svg:x="11.7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11.7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7cm" svg:height="0.4cm" svg:x="11.7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8cm" svg:y1="3.407cm" svg:x2="11.752cm" svg:y2="3cm" draw:start-shape="id27" draw:start-glue-point="1" draw:end-shape="id28" draw:end-glue-point="3" svg:d="M10800 3407h476v-407h476" svg:viewBox="0 0 953 408">
          <text:p/>
        </draw:connector>
        <draw:custom-shape draw:style-name="gr131" draw:text-style-name="P10" draw:layer="layout" svg:width="6.9cm" svg:height="1.904cm" svg:x="1.2cm" svg:y="0.5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75.07607593102 36578.26771653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2" draw:text-style-name="P12" xml:id="id36" draw:id="id36" draw:layer="layout" svg:width="3.286cm" svg:height="0.4cm" svg:x="15.8cm" svg:y="4.59cm">
          <text:p text:style-name="P11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xml:id="id46" draw:id="id46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xml:id="id33" draw:id="id33" draw:layer="layout" svg:width="3.286cm" svg:height="0.4cm" svg:x="15.8cm" svg:y="4.9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5" draw:text-style-name="P12" xml:id="id31" draw:id="id31" draw:layer="layout" svg:width="3.286cm" svg:height="0.4cm" svg:x="15.801cm" svg:y="6.991cm">
          <text:p text:style-name="P11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2" draw:layer="layout" svg:width="3.286cm" svg:height="0.4cm" svg:x="15.802cm" svg:y="7.3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12" draw:layer="layout" svg:width="3.286cm" svg:height="0.4cm" svg:x="15.802cm" svg:y="7.7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2" draw:layer="layout" svg:width="3.286cm" svg:height="0.4cm" svg:x="15.803cm" svg:y="8.1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2" draw:layer="layout" svg:width="3.286cm" svg:height="0.4cm" svg:x="15.802cm" svg:y="8.5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2" draw:layer="layout" svg:width="3.286cm" svg:height="0.4cm" svg:x="15.803cm" svg:y="8.9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2" draw:layer="layout" svg:width="3.286cm" svg:height="0.4cm" svg:x="15.803cm" svg:y="9.3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2" draw:layer="layout" svg:width="3.286cm" svg:height="0.4cm" svg:x="15.804cm" svg:y="9.794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9.048cm" svg:y1="9.004cm" svg:x2="20.948cm" svg:y2="9.004cm">
          <text:p/>
        </draw:line>
        <draw:line draw:style-name="gr86" draw:text-style-name="P7" draw:layer="layout" svg:x1="19.048cm" svg:y1="10.204cm" svg:x2="20.948cm" svg:y2="10.204cm">
          <text:p/>
        </draw:line>
        <draw:line draw:style-name="gr86" draw:text-style-name="P7" draw:layer="layout" svg:x1="19.048cm" svg:y1="7.004cm" svg:x2="20.948cm" svg:y2="7.004cm">
          <text:p/>
        </draw:line>
        <draw:line draw:style-name="gr153" draw:text-style-name="P7" draw:layer="layout" svg:x1="20.448cm" svg:y1="7.004cm" svg:x2="20.448cm" svg:y2="9.004cm">
          <text:p/>
        </draw:line>
        <draw:line draw:style-name="gr153" draw:text-style-name="P7" draw:layer="layout" svg:x1="20.448cm" svg:y1="9.104cm" svg:x2="20.448cm" svg:y2="10.204cm">
          <text:p/>
        </draw:line>
        <draw:frame draw:style-name="gr154" draw:text-style-name="P13" draw:layer="layout" svg:width="2.229cm" svg:height="0.57cm" svg:x="19.419cm" svg:y="9.334cm">
          <draw:text-box>
            <text:p text:style-name="P11"><text:span text:style-name="T2">ZONE_DMA</text:span></text:p>
          </draw:text-box>
        </draw:frame>
        <draw:custom-shape draw:style-name="gr155" draw:text-style-name="P5" draw:layer="layout" svg:width="3.481cm" svg:height="0.4cm" svg:x="21.4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" xml:id="id32" draw:id="id32" draw:layer="layout" svg:width="3.481cm" svg:height="0.4cm" svg:x="21.4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6" xml:id="id37" draw:id="id37" draw:layer="layout" svg:width="3.481cm" svg:height="0.4cm" svg:x="21.4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6" draw:layer="layout" svg:width="3.481cm" svg:height="0.4cm" svg:x="21.415cm" svg:y="4.701cm">
          <text:p text:style-name="P4"><text:span text:style-name="T2"><text:s text:c="6"/></text:span><text:span text:style-name="T2">.free_area[</text:span><text:span text:style-name="T3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" draw:layer="layout" svg:width="3.481cm" svg:height="0.4cm" svg:x="21.4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xml:id="id34" draw:id="id34" draw:layer="layout" svg:width="3.481cm" svg:height="0.4cm" svg:x="21.4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draw:layer="layout" svg:width="3.481cm" svg:height="0.4cm" svg:x="21.4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" draw:layer="layout" svg:width="3.48cm" svg:height="0.4cm" svg:x="21.4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3" draw:text-style-name="P7" draw:layer="layout" svg:x1="19.087cm" svg:y1="7.191cm" svg:x2="21.415cm" svg:y2="4.5cm" draw:start-shape="id31" draw:start-glue-point="1" draw:end-shape="id32" svg:d="M19087 7191h1164v-2691h1164" svg:viewBox="0 0 2329 2692">
          <text:p/>
        </draw:connector>
        <draw:connector draw:style-name="gr85" draw:text-style-name="P7" draw:layer="layout" draw:line-skew="0.499cm" svg:x1="19.086cm" svg:y1="5.19cm" svg:x2="21.415cm" svg:y2="5.301cm" draw:start-shape="id33" draw:start-glue-point="1" draw:end-shape="id34" draw:end-glue-point="3" svg:d="M19086 5190h1664v111h665" svg:viewBox="0 0 2330 112">
          <text:p/>
        </draw:connector>
        <draw:custom-shape draw:style-name="gr164" draw:text-style-name="P5" xml:id="id48" draw:id="id48" draw:layer="layout" svg:width="3.481cm" svg:height="0.4cm" svg:x="21.4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6" xml:id="id35" draw:id="id35" draw:layer="layout" svg:width="3.481cm" svg:height="0.4cm" svg:x="21.4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4cm" svg:y1="3.7cm" svg:x2="17.443cm" svg:y2="4.59cm" draw:start-shape="id35" draw:start-glue-point="3" draw:end-shape="id36" draw:end-glue-point="0" svg:d="M21400 3700h-3957v890" svg:viewBox="0 0 3958 891">
          <text:p/>
        </draw:connector>
        <draw:custom-shape draw:style-name="gr166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896cm" svg:y1="8.901cm" svg:x2="26.1cm" svg:y2="9.1cm" draw:start-shape="id37" draw:start-glue-point="1" draw:end-shape="id38" draw:end-glue-point="3" svg:d="M24896 8901h602v199h602" svg:viewBox="0 0 1205 200">
          <text:p/>
        </draw:connector>
        <draw:custom-shape draw:style-name="gr167" draw:text-style-name="P5" draw:layer="layout" svg:width="3.481cm" svg:height="0.4cm" svg:x="21.4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5" xml:id="id51" draw:id="id51" draw:layer="layout" svg:width="3.481cm" svg:height="0.4cm" svg:x="21.4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5" draw:layer="layout" svg:width="3.481cm" svg:height="0.4cm" svg:x="21.4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" draw:layer="layout" svg:width="3.481cm" svg:height="0.4cm" svg:x="21.4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" draw:layer="layout" svg:width="3.481cm" svg:height="0.4cm" svg:x="21.4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5" xml:id="id54" draw:id="id54" draw:layer="layout" svg:width="3.286cm" svg:height="0.4cm" svg:x="1.9cm" svg:y="14.6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6" xml:id="id55" draw:id="id55" draw:layer="layout" svg:width="3.286cm" svg:height="0.4cm" svg:x="1.9cm" svg:y="15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3.286cm" svg:height="0.4cm" svg:x="1.9cm" svg:y="15.8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xml:id="id40" draw:id="id40" draw:layer="layout" svg:width="3.286cm" svg:height="0.4cm" svg:x="1.9cm" svg:y="16.2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draw:layer="layout" svg:width="3.286cm" svg:height="0.4cm" svg:x="1.9cm" svg:y="15.4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" xml:id="id42" draw:id="id42" draw:layer="layout" svg:width="3.286cm" svg:height="0.4cm" svg:x="1.9cm" svg:y="16.6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79cm" draw:start-shape="id39" draw:start-glue-point="3" draw:end-shape="id36" draw:end-glue-point="3" svg:d="M15451 3100h-502v1690h851" svg:viewBox="0 0 852 1691">
          <text:p/>
        </draw:connector>
        <draw:custom-shape draw:style-name="gr179" draw:text-style-name="P5" xml:id="id41" draw:id="id41" draw:layer="layout" svg:width="3.286cm" svg:height="0.4cm" svg:x="6.401cm" svg:y="14.6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" draw:layer="layout" svg:width="3.286cm" svg:height="0.4cm" svg:x="6.401cm" svg:y="15.0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3.286cm" svg:height="0.4cm" svg:x="6.401cm" svg:y="15.8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6.401cm" svg:y="16.2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6cm" svg:height="0.4cm" svg:x="6.401cm" svg:y="15.4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6.401cm" svg:x2="6.401cm" svg:y2="14.801cm" draw:start-shape="id40" draw:start-glue-point="1" draw:end-shape="id41" draw:end-glue-point="3" svg:d="M5186 16401h608v-1600h607" svg:viewBox="0 0 1216 1601">
          <text:p/>
        </draw:connector>
        <draw:custom-shape draw:style-name="gr186" draw:text-style-name="P5" xml:id="id43" draw:id="id43" draw:layer="layout" svg:width="4cm" svg:height="0.4cm" svg:x="1.8cm" svg:y="18.0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6" draw:layer="layout" svg:width="4cm" svg:height="0.4cm" svg:x="1.8cm" svg:y="18.4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" draw:layer="layout" svg:width="4cm" svg:height="0.4cm" svg:x="1.8cm" svg:y="19.3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" draw:layer="layout" svg:width="4cm" svg:height="0.4cm" svg:x="1.8cm" svg:y="18.8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6.801cm" svg:x2="1.8cm" svg:y2="18.299cm" draw:start-shape="id42" draw:start-glue-point="3" draw:end-shape="id43" draw:end-glue-point="3" svg:d="M1900 16801h-601v1498h501" svg:viewBox="0 0 602 1499">
          <text:p/>
        </draw:connector>
        <draw:custom-shape draw:style-name="gr190" draw:text-style-name="P5" xml:id="id56" draw:id="id56" draw:layer="layout" svg:width="3.286cm" svg:height="0.4cm" svg:x="1.9cm" svg:y="11.4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" xml:id="id53" draw:id="id53" draw:layer="layout" svg:width="3.286cm" svg:height="0.4cm" svg:x="1.9cm" svg:y="11.8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3.286cm" svg:height="0.4cm" svg:x="1.9cm" svg:y="12.6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" xml:id="id21" draw:id="id21" draw:layer="layout" svg:width="3.286cm" svg:height="0.4cm" svg:x="1.9cm" svg:y="13.0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draw:layer="layout" svg:width="3.286cm" svg:height="0.4cm" svg:x="1.9cm" svg:y="12.2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6" draw:layer="layout" svg:width="3.286cm" svg:height="0.4cm" svg:x="1.9cm" svg:y="13.4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6cm" svg:height="0.4cm" svg:x="1.9cm" svg:y="8.3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6" xml:id="id57" draw:id="id57" draw:layer="layout" svg:width="3.286cm" svg:height="0.4cm" svg:x="1.9cm" svg:y="8.7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2.547cm" svg:height="0.4cm" svg:x="10.653cm" svg:y="7.3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2.547cm" svg:height="0.4cm" svg:x="10.652cm" svg:y="9.7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10.652cm" svg:y="10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10.652cm" svg:y="10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10.652cm" svg:y="10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10.652cm" svg:y="11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0.652cm" svg:y="11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10.653cm" svg:y="11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10.652cm" svg:y="12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10.652cm" svg:y="12.9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10.6cm" svg:y="12.1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10.652cm" svg:y="13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10.652cm" svg:y="13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10.653cm" svg:y="13.7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10.652cm" svg:y="7.7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10.652cm" svg:y="8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10.652cm" svg:y="8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10.652cm" svg:y="8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2.547cm" svg:height="0.4cm" svg:x="10.652cm" svg:y="9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7" draw:layer="layout" svg:width="0.6cm" svg:height="4.4cm" svg:x="13.3cm" svg:y="9.7cm">
          <text:p text:style-name="P4"><text:span text:style-name="T2">用户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9" draw:text-style-name="P14" draw:layer="layout" svg:width="0.6cm" svg:height="1.999cm" svg:x="13.267cm" svg:y="7.701cm">
          <text:p text:style-name="P4"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0" draw:text-style-name="P5" draw:layer="layout" svg:width="3.286cm" svg:height="0.4cm" svg:x="15.763cm" svg:y="13.7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6" xml:id="id44" draw:id="id44" draw:layer="layout" svg:width="3.286cm" svg:height="0.4cm" svg:x="15.763cm" svg:y="14.1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draw:layer="layout" svg:width="3.286cm" svg:height="0.4cm" svg:x="15.763cm" svg:y="14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" draw:layer="layout" svg:width="3.286cm" svg:height="0.4cm" svg:x="15.763cm" svg:y="15.3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" draw:layer="layout" svg:width="3.286cm" svg:height="0.4cm" svg:x="15.763cm" svg:y="14.5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" draw:layer="layout" svg:width="3.286cm" svg:height="0.4cm" svg:x="15.763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xml:id="id45" draw:id="id45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9cm" svg:y1="14.305cm" svg:x2="20.853cm" svg:y2="14.1cm" draw:start-shape="id44" draw:start-glue-point="1" draw:end-shape="id45" draw:end-glue-point="3" svg:d="M19049 14305h902v-205h902" svg:viewBox="0 0 1805 206">
          <text:p/>
        </draw:connector>
        <draw:custom-shape draw:style-name="gr232" draw:text-style-name="P10" draw:layer="layout" svg:width="3.7cm" svg:height="1.8cm" svg:x="23.7cm" svg:y="14.3cm">
          <text:p text:style-name="P4"><text:span text:style-name="T2">每个数组成员对应一个盘上页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33" draw:text-style-name="P12" draw:layer="layout" svg:width="2.548cm" svg:height="0.4cm" svg:x="16.952cm" svg:y="18.7cm">
            <text:p text:style-name="P11"><text:span text:style-name="T2">交换设备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4" draw:text-style-name="P6" draw:layer="layout" svg:width="2.548cm" svg:height="0.4cm" svg:x="16.952cm" svg:y="19.1cm">
            <text:p text:style-name="P4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5" draw:text-style-name="P6" draw:layer="layout" svg:width="2.548cm" svg:height="0.4cm" svg:x="16.952cm" svg:y="19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6" draw:text-style-name="P6" draw:layer="layout" svg:width="2.547cm" svg:height="0.4cm" svg:x="16.9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7" draw:text-style-name="P6" draw:layer="layout" svg:width="2.548cm" svg:height="0.4cm" svg:x="13.853cm" svg:y="18.701cm">
            <text:p text:style-name="P4"><text:span text:style-name="T2">swp_entry_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8" draw:text-style-name="P5" draw:layer="layout" svg:width="2.548cm" svg:height="0.4cm" svg:x="20.153cm" svg:y="18.701cm">
            <text:p text:style-name="P4"><text:span text:style-name="T2">交换设备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9" draw:text-style-name="P6" draw:layer="layout" svg:width="2.548cm" svg:height="0.4cm" svg:x="20.153cm" svg:y="19.101cm">
            <text:p text:style-name="P4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0" draw:text-style-name="P6" draw:layer="layout" svg:width="2.548cm" svg:height="0.4cm" svg:x="20.1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1" draw:text-style-name="P6" draw:layer="layout" svg:width="2.547cm" svg:height="0.4cm" svg:x="20.154cm" svg:y="19.5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3" draw:text-style-name="P15" draw:layer="layout" svg:width="3.286cm" svg:height="0.4cm" svg:x="26.215cm" svg:y="8.202cm">
          <text:p text:style-name="P4"><text:span text:style-name="T4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15" draw:layer="layout" svg:width="3.286cm" svg:height="0.4cm" svg:x="26.215cm" svg:y="7.801cm">
          <text:p text:style-name="P4"><text:span text:style-name="T4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3.286cm" svg:height="0.4cm" svg:x="21.8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6" draw:layer="layout" svg:width="3.286cm" svg:height="0.4cm" svg:x="21.8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3.286cm" svg:height="0.4cm" svg:x="21.8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6" draw:layer="layout" svg:width="3.286cm" svg:height="0.4cm" svg:x="21.814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6" draw:layer="layout" svg:width="3.286cm" svg:height="0.4cm" svg:x="21.8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6" draw:layer="layout" svg:width="3.286cm" svg:height="0.4cm" svg:x="21.8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16" draw:layer="layout" svg:width="3.286cm" svg:height="0.4cm" svg:x="21.815cm" svg:y="10cm">
          <text:p text:style-name="P4"><text:span text:style-name="T4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10" draw:layer="layout" svg:width="3.7cm" svg:height="1.8cm" svg:x="25.4cm" svg:y="9.9cm">
          <text:p text:style-name="P4"><text:span text:style-name="T2">管理所有可交换页面</text:span><text:span text:style-name="T2">,</text:span><text:span text:style-name="T2">所有换出的页面都在其中一个队列上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50" draw:text-style-name="P7" draw:layer="layout" svg:x1="15.8cm" svg:y1="5.991cm" svg:x2="13.3cm" svg:y2="1.55cm" draw:start-shape="id46" draw:start-glue-point="3" draw:end-shape="id47" draw:end-glue-point="3" svg:d="M15800 5991h-3001v-4441h501" svg:viewBox="0 0 3002 4442">
          <text:p/>
        </draw:connector>
        <draw:custom-shape draw:style-name="gr251" draw:text-style-name="P5" draw:layer="layout" svg:width="2.748cm" svg:height="0.4cm" svg:x="8.052cm" svg:y="5.2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7" xml:id="id47" draw:id="id47" draw:layer="layout" svg:width="5.1cm" svg:height="2.1cm" svg:x="13.3cm" svg:y="0.5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8" xml:id="id49" draw:id="id49" draw:layer="layout" svg:width="2.9cm" svg:height="1.2cm" svg:x="21.6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18" draw:layer="layout" svg:width="5.1cm" svg:height="2.1cm" svg:x="13.301cm" svg:y="0.501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1.4cm" svg:y1="3.3cm" svg:x2="21.6cm" svg:y2="1.6cm" draw:start-shape="id48" draw:start-glue-point="3" draw:end-shape="id49" svg:d="M21400 3300h-502v-1700h702" svg:viewBox="0 0 703 1701">
          <text:p/>
        </draw:connector>
        <draw:frame draw:style-name="gr255" draw:text-style-name="P13" draw:layer="layout" svg:width="2.749cm" svg:height="0.569cm" svg:x="18.9cm" svg:y="7.934cm">
          <draw:text-box>
            <text:p text:style-name="P11"><text:span text:style-name="T2">ZONE_NORMAL</text:span></text:p>
          </draw:text-box>
        </draw:frame>
        <draw:custom-shape draw:style-name="gr256" draw:text-style-name="P6" xml:id="id50" draw:id="id50" draw:layer="layout" svg:width="3.481cm" svg:height="0.4cm" svg:x="21.4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22.02cm" svg:y1="2.3cm" svg:x2="22.02cm" svg:y2="9.6cm">
          <text:p/>
        </draw:line>
        <draw:connector draw:style-name="gr23" draw:text-style-name="P7" draw:layer="layout" svg:x1="24.896cm" svg:y1="6.505cm" svg:x2="24.881cm" svg:y2="3.3cm" draw:start-shape="id50" draw:start-glue-point="1" draw:end-shape="id48" draw:end-glue-point="1" svg:d="M24896 6505h501v-3205h-516" svg:viewBox="0 0 517 3206">
          <text:p/>
        </draw:connector>
        <draw:custom-shape draw:style-name="gr257" draw:text-style-name="P18" xml:id="id52" draw:id="id52" draw:layer="layout" svg:width="3.3cm" svg:height="1.2cm" svg:x="26.2cm" svg:y="6.1cm">
          <text:p text:style-name="P4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899cm" svg:y1="7.303cm" svg:x2="26.2cm" svg:y2="6.7cm" draw:start-shape="id51" draw:start-glue-point="1" draw:end-shape="id52" draw:end-glue-point="3" svg:d="M24899 7303h651v-603h650" svg:viewBox="0 0 1302 604">
          <text:p/>
        </draw:connector>
        <draw:connector draw:style-name="gr23" draw:text-style-name="P7" draw:layer="layout" draw:line-skew="-0.399cm" svg:x1="1.9cm" svg:y1="12cm" svg:x2="1.9cm" svg:y2="14.8cm" draw:start-shape="id53" draw:start-glue-point="3" draw:end-shape="id54" draw:end-glue-point="3" svg:d="M1900 12000h-900v2800h900" svg:viewBox="0 0 901 2801">
          <text:p/>
        </draw:connector>
        <draw:connector draw:style-name="gr23" draw:text-style-name="P7" draw:layer="layout" svg:x1="5.186cm" svg:y1="15.2cm" svg:x2="5.186cm" svg:y2="11.6cm" draw:start-shape="id55" draw:start-glue-point="1" draw:end-shape="id56" draw:end-glue-point="1" svg:d="M5186 15200h502v-3600h-502" svg:viewBox="0 0 503 3601">
          <text:p/>
        </draw:connector>
        <draw:connector draw:style-name="gr23" draw:text-style-name="P7" draw:layer="layout" svg:x1="1.9cm" svg:y1="8.999cm" svg:x2="1.9cm" svg:y2="11.6cm" draw:start-shape="id57" draw:start-glue-point="3" draw:end-shape="id56" draw:end-glue-point="3" svg:d="M1900 8999h-501v2601h501" svg:viewBox="0 0 502 2602">
          <text:p/>
        </draw:connector>
        <draw:custom-shape draw:style-name="gr258" draw:text-style-name="P5" draw:layer="layout" svg:width="2.805cm" svg:height="0.4cm" svg:x="4cm" svg:y="3.207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5" xml:id="id22" draw:id="id22" draw:layer="layout" svg:width="2.805cm" svg:height="0.4cm" svg:x="4cm" svg:y="3.608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60" draw:text-style-name="P6" xml:id="id58" draw:id="id58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.8cm" svg:y1="0.8cm" svg:x2="1.8cm" svg:y2="17.5cm">
          <text:p/>
        </draw:line>
        <draw:custom-shape draw:style-name="gr261" draw:text-style-name="P6" xml:id="id59" draw:id="id59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58" draw:start-glue-point="1" draw:end-shape="id59" draw:end-glue-point="3" svg:d="M13400 6604h601v-2154h599" svg:viewBox="0 0 1201 2155">
          <text:p/>
        </draw:connector>
      </draw:page>
      <draw:page draw:name="page5" draw:style-name="dp1" draw:master-page-name="Default">
        <draw:custom-shape draw:style-name="gr262" draw:text-style-name="P6" xml:id="id68" draw:id="id68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6" xml:id="id69" draw:id="id69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5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5" draw:layer="layout" svg:width="3.213cm" svg:height="0.4cm" svg:x="22.935cm" svg:y="2.99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6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5" xml:id="id65" draw:id="id65" draw:layer="layout" svg:width="3.213cm" svg:height="0.4cm" svg:x="22.935cm" svg:y="4.599cm">
          <text:p text:style-name="P11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6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6" draw:layer="layout" svg:width="3.213cm" svg:height="0.4cm" svg:x="22.935cm" svg:y="4.999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6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6" xml:id="id60" draw:id="id60" draw:layer="layout" svg:width="3.212cm" svg:height="0.4cm" svg:x="22.936cm" svg:y="5.401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xml:id="id63" draw:id="id63" draw:layer="layout" svg:width="3.285cm" svg:height="0.4cm" svg:x="16cm" svg:y="2.897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6" xml:id="id66" draw:id="id66" draw:layer="layout" svg:width="3.285cm" svg:height="0.4cm" svg:x="16cm" svg:y="3.297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6" draw:layer="layout" svg:width="3.285cm" svg:height="0.4cm" svg:x="16cm" svg:y="4.098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draw:layer="layout" svg:width="3.285cm" svg:height="0.4cm" svg:x="16cm" svg:y="4.498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285cm" svg:height="0.4cm" svg:x="16cm" svg:y="3.697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6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19" draw:layer="layout" svg:x1="21.8cm" svg:y1="4.601cm" svg:x2="23.122cm" svg:y2="4.601cm">
          <text:p/>
        </draw:line>
        <draw:line draw:style-name="gr86" draw:text-style-name="P19" draw:layer="layout" svg:x1="21.8cm" svg:y1="3.001cm" svg:x2="23.122cm" svg:y2="3.001cm">
          <text:p/>
        </draw:line>
        <draw:line draw:style-name="gr280" draw:text-style-name="P19" draw:layer="layout" svg:x1="22.269cm" svg:y1="3.001cm" svg:x2="22.269cm" svg:y2="4.601cm">
          <text:p text:style-name="P8"><text:span text:style-name="T6">着色区</text:span></text:p>
        </draw:line>
        <draw:custom-shape draw:style-name="gr281" draw:text-style-name="P5" draw:layer="layout" svg:width="3.213cm" svg:height="0.4cm" svg:x="22.936cm" svg:y="6.2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12" draw:layer="layout" svg:width="3.213cm" svg:height="0.4cm" svg:x="22.936cm" svg:y="6.601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xml:id="id61" draw:id="id61" draw:layer="layout" svg:width="3.213cm" svg:height="0.4cm" svg:x="22.935cm" svg:y="6.999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6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6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148cm" svg:y1="5.601cm" svg:x2="26.148cm" svg:y2="7.199cm" draw:start-shape="id60" draw:start-glue-point="1" draw:end-shape="id61" draw:end-glue-point="1" svg:d="M26148 5601h502v1598h-502" svg:viewBox="0 0 503 1599">
          <text:p/>
        </draw:connector>
        <draw:custom-shape draw:style-name="gr285" draw:text-style-name="P12" draw:layer="layout" svg:width="3.285cm" svg:height="0.4cm" svg:x="16cm" svg:y="6.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6" draw:layer="layout" svg:width="3.285cm" svg:height="0.4cm" svg:x="16cm" svg:y="7.80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draw:layer="layout" svg:width="3.285cm" svg:height="0.4cm" svg:x="16cm" svg:y="8.20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6" draw:layer="layout" svg:width="3.285cm" svg:height="0.4cm" svg:x="16cm" svg:y="6.6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6" draw:layer="layout" svg:width="3.285cm" svg:height="0.4cm" svg:x="16cm" svg:y="8.60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6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6" draw:layer="layout" svg:width="3.285cm" svg:height="0.4cm" svg:x="16cm" svg:y="9.00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2" draw:layer="layout" svg:width="3.285cm" svg:height="0.4cm" svg:x="16cm" svg:y="9.401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2" draw:layer="layout" svg:width="3.285cm" svg:height="0.4cm" svg:x="16cm" svg:y="9.80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6" draw:layer="layout" svg:width="3.285cm" svg:height="0.4cm" svg:x="16cm" svg:y="6.601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6" xml:id="id62" draw:id="id62" draw:layer="layout" svg:width="3.285cm" svg:height="0.4cm" svg:x="16cm" svg:y="7.002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6" xml:id="id64" draw:id="id64" draw:layer="layout" svg:width="3.285cm" svg:height="0.4cm" svg:x="16cm" svg:y="7.402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285cm" svg:y1="7.202cm" svg:x2="19.285cm" svg:y2="3.097cm" draw:start-shape="id62" draw:start-glue-point="1" draw:end-shape="id63" draw:end-glue-point="1" svg:d="M19285 7202h501v-4105h-501" svg:viewBox="0 0 502 4106">
          <text:p/>
        </draw:connector>
        <draw:connector draw:style-name="gr23" draw:text-style-name="P7" draw:layer="layout" svg:x1="19.285cm" svg:y1="7.602cm" svg:x2="22.935cm" svg:y2="4.799cm" draw:start-shape="id64" draw:start-glue-point="1" draw:end-shape="id65" draw:end-glue-point="3" svg:d="M19285 7602h1825v-2803h1825" svg:viewBox="0 0 3651 2804">
          <text:p/>
        </draw:connector>
        <draw:custom-shape draw:style-name="gr295" draw:text-style-name="P6" xml:id="id67" draw:id="id67" draw:layer="layout" svg:width="3.212cm" svg:height="0.4cm" svg:x="22.937cm" svg:y="5.802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19.285cm" svg:y1="3.497cm" svg:x2="22.937cm" svg:y2="6.002cm" draw:start-shape="id66" draw:start-glue-point="1" draw:end-shape="id67" svg:d="M19285 3497h2215v2505h1437" svg:viewBox="0 0 3653 2506">
          <text:p/>
        </draw:connector>
        <draw:connector draw:style-name="gr23" draw:text-style-name="P7" draw:layer="layout" svg:x1="6.699cm" svg:y1="2.8cm" svg:x2="6.7cm" svg:y2="3.509cm" draw:start-shape="id68" draw:start-glue-point="2" draw:end-shape="id69" draw:end-glue-point="0" svg:d="M6699 2800v355h1v354" svg:viewBox="0 0 2 710">
          <text:p/>
        </draw:connector>
        <draw:custom-shape draw:style-name="gr296" draw:text-style-name="P6" xml:id="id70" draw:id="id70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69" draw:start-glue-point="2" draw:end-shape="id70" draw:end-glue-point="0" svg:d="M6700 9200v609" svg:viewBox="0 0 1 610">
          <text:p/>
        </draw:connector>
      </draw:page>
      <draw:page draw:name="page6" draw:style-name="dp1" draw:master-page-name="Default">
        <draw:custom-shape draw:style-name="gr297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5" xml:id="id72" draw:id="id72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xml:id="id75" draw:id="id75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16" xml:id="id71" draw:id="id71" draw:layer="layout" svg:width="3.213cm" svg:height="0.4cm" svg:x="10.6cm" svg:y="1.3cm">
          <text:p text:style-name="P4"><text:span text:style-name="T4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71" draw:start-glue-point="3" draw:end-shape="id72" draw:end-glue-point="3" svg:d="M10600 1500h-502v700h515" svg:viewBox="0 0 516 701">
          <text:p/>
        </draw:connector>
        <draw:custom-shape draw:style-name="gr300" draw:text-style-name="P6" xml:id="id73" draw:id="id73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xml:id="id74" draw:id="id74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6" xml:id="id77" draw:id="id77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73" draw:start-glue-point="3" draw:end-shape="id74" draw:end-glue-point="3" svg:d="M10613 3802h-515v1098h502" svg:viewBox="0 0 516 1099">
          <text:p/>
        </draw:connector>
        <draw:custom-shape draw:style-name="gr306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6" xml:id="id76" draw:id="id76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14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2" draw:text-style-name="P6" xml:id="id78" draw:id="id78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75" draw:start-glue-point="1" draw:end-shape="id76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77" draw:start-glue-point="1" draw:end-shape="id78" draw:end-glue-point="3" svg:d="M13813 5700h1036v-1300h1036" svg:viewBox="0 0 2073 1301">
          <text:p/>
        </draw:connector>
        <draw:line draw:style-name="gr86" draw:text-style-name="P7" draw:layer="layout" svg:x1="15.2cm" svg:y1="2.2cm" svg:x2="16.2cm" svg:y2="2.2cm">
          <text:p/>
        </draw:line>
        <draw:line draw:style-name="gr86" draw:text-style-name="P7" draw:layer="layout" svg:x1="15.2cm" svg:y1="4.2cm" svg:x2="16.2cm" svg:y2="4.2cm">
          <text:p/>
        </draw:line>
        <draw:line draw:style-name="gr280" draw:text-style-name="P20" draw:layer="layout" svg:x1="15.337cm" svg:y1="2.2cm" svg:x2="15.337cm" svg:y2="4.2cm">
          <text:p text:style-name="P8"><text:span text:style-name="T7">size</text:span></text:p>
        </draw:line>
      </draw:page>
      <draw:page draw:name="page7" draw:style-name="dp1" draw:master-page-name="Default">
        <draw:custom-shape draw:style-name="gr316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8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3cm" svg:y1="0.5cm" svg:x2="3cm" svg:y2="7.3cm">
          <text:p/>
        </draw:line>
      </draw:page>
      <draw:page draw:name="page8" draw:style-name="dp1" draw:master-page-name="Default">
        <draw:custom-shape draw:style-name="gr317" draw:text-style-name="P5" xml:id="id88" draw:id="id88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xml:id="id80" draw:id="id80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81" draw:id="id81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xml:id="id82" draw:id="id82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xml:id="id79" draw:id="id79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xml:id="id91" draw:id="id91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1" draw:text-style-name="P7" draw:layer="layout" draw:type="curve" svg:x1="8.285cm" svg:y1="1cm" svg:x2="10.406cm" svg:y2="1.597cm" draw:start-shape="id79" draw:start-glue-point="1" draw:end-shape="id80" draw:end-glue-point="3" svg:d="M8285 1000c1591 0 531 597 2121 597" svg:viewBox="0 0 2122 598">
          <text:p/>
        </draw:connector>
        <draw:connector draw:style-name="gr331" draw:text-style-name="P7" draw:layer="layout" draw:type="curve" draw:line-skew="0.252cm" svg:x1="10.406cm" svg:y1="1.196cm" svg:x2="8.285cm" svg:y2="0.6cm" draw:start-shape="id81" draw:start-glue-point="3" draw:end-shape="id82" draw:end-glue-point="1" svg:d="M10406 1196c-1212 0-152-596-2121-596" svg:viewBox="0 0 2122 597">
          <text:p/>
        </draw:connector>
        <draw:custom-shape draw:style-name="gr332" draw:text-style-name="P5" xml:id="id90" draw:id="id90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6" xml:id="id84" draw:id="id84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xml:id="id83" draw:id="id83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6" xml:id="id94" draw:id="id94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xml:id="id86" draw:id="id86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1" draw:text-style-name="P7" draw:layer="layout" draw:type="curve" svg:x1="10.406cm" svg:y1="1.597cm" svg:x2="10.408cm" svg:y2="5.099cm" draw:start-shape="id80" draw:start-glue-point="3" draw:end-shape="id83" draw:end-glue-point="3" svg:d="M10406 1597c-751 0-752 3502 2 3502" svg:viewBox="0 0 566 3503">
          <text:p/>
        </draw:connector>
        <draw:custom-shape draw:style-name="gr338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6" xml:id="id85" draw:id="id85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xml:id="id103" draw:id="id103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6" xml:id="id101" draw:id="id101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1" draw:text-style-name="P7" draw:layer="layout" draw:type="curve" svg:x1="13.9cm" svg:y1="4.298cm" svg:x2="15.708cm" svg:y2="4.9cm" draw:start-shape="id84" draw:start-glue-point="1" draw:end-shape="id85" draw:end-glue-point="3" svg:d="M13900 4298c1357 0 454 602 1808 602" svg:viewBox="0 0 1809 603">
          <text:p/>
        </draw:connector>
        <draw:connector draw:style-name="gr331" draw:text-style-name="P7" draw:layer="layout" draw:type="curve" svg:x1="10.408cm" svg:y1="4.698cm" svg:x2="8.285cm" svg:y2="0.6cm" draw:start-shape="id86" draw:start-glue-point="3" draw:end-shape="id82" draw:end-glue-point="1" svg:d="M10408 4698c-1591 0-530-4098-2123-4098" svg:viewBox="0 0 2124 4099">
          <text:p/>
        </draw:connector>
        <draw:custom-shape draw:style-name="gr344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xml:id="id104" draw:id="id104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6" xml:id="id87" draw:id="id87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xml:id="id89" draw:id="id89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1" draw:text-style-name="P7" draw:layer="layout" draw:type="curve" draw:line-skew="1.496cm" svg:x1="3.601cm" svg:y1="3.7cm" svg:x2="10.406cm" svg:y2="0.396cm" draw:start-shape="id87" draw:start-glue-point="1" draw:end-shape="id88" draw:end-glue-point="3" svg:d="M3601 3700c7348 0 3946-3304 6805-3304" svg:viewBox="0 0 6806 3305">
          <text:p/>
        </draw:connector>
        <draw:connector draw:style-name="gr331" draw:text-style-name="P7" draw:layer="layout" draw:type="curve" svg:x1="3.601cm" svg:y1="4.097cm" svg:x2="10.408cm" svg:y2="3.898cm" draw:start-shape="id89" draw:start-glue-point="1" draw:end-shape="id90" draw:end-glue-point="3" svg:d="M3601 4097c5106 0 1703-199 6807-199" svg:viewBox="0 0 6808 200">
          <text:p/>
        </draw:connector>
        <draw:custom-shape draw:style-name="gr354" draw:text-style-name="P5" xml:id="id92" draw:id="id92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xml:id="id93" draw:id="id93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xml:id="id100" draw:id="id100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91" draw:start-glue-point="3" draw:end-shape="id92" draw:end-glue-point="3" svg:d="M4793 1400c-751 0-752 4401 1 4401" svg:viewBox="0 0 565 4402">
          <text:p/>
        </draw:connector>
        <draw:custom-shape draw:style-name="gr360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xml:id="id98" draw:id="id98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xml:id="id96" draw:id="id96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93" draw:start-glue-point="1" svg:d="M8286 6201c1209 0 655 1497 1109 1497" svg:viewBox="0 0 1110 1498">
          <text:p/>
        </draw:connector>
        <draw:custom-shape draw:style-name="gr361" draw:text-style-name="P22" draw:layer="layout" svg:width="2.999cm" svg:height="1.5cm" svg:x="13.5cm" svg:y="7.4cm">
          <text:p text:style-name="P21"><text:span text:style-name="T9">bitmap</text:span><text:span text:style-name="T9">中每个</text:span><text:span text:style-name="T9">bit</text:span><text:span text:style-name="T9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61" draw:text-style-name="P22" xml:id="id95" draw:id="id95" draw:layer="layout" svg:width="2.999cm" svg:height="1.5cm" svg:x="15.9cm" svg:y="2.3cm">
          <text:p text:style-name="P21"><text:span text:style-name="T9">pool_max</text:span><text:span text:style-name="T9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94" draw:start-glue-point="1" draw:end-shape="id95" draw:end-glue-point="3" svg:d="M13900 5499h502v-949h-244v-1500h1742" svg:viewBox="0 0 2001 2450">
          <text:p/>
        </draw:connector>
        <draw:custom-shape draw:style-name="gr362" draw:text-style-name="P23" xml:id="id97" draw:id="id97" draw:layer="layout" svg:width="2.6cm" svg:height="1cm" svg:x="12.7cm" svg:y="9.1cm">
          <text:p text:style-name="P21"><text:span text:style-name="T10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25" xml:id="id102" draw:id="id102" draw:layer="layout" svg:width="2.6cm" svg:height="1cm" svg:x="12.7cm" svg:y="10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4" draw:text-style-name="P25" xml:id="id99" draw:id="id99" draw:layer="layout" svg:width="2.6cm" svg:height="1cm" svg:x="12.7cm" svg:y="12.1cm">
          <text:p text:style-name="P24"><text:span text:style-name="T11">页面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96" draw:start-glue-point="2" draw:end-shape="id97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98" draw:start-glue-point="2" draw:end-shape="id99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100" draw:start-glue-point="1" draw:end-shape="id97" svg:d="M8286 7002c3312 0 1105 2598 4414 2598" svg:viewBox="0 0 4415 2599">
          <text:p/>
        </draw:connector>
        <draw:custom-shape draw:style-name="gr365" draw:text-style-name="P25" draw:layer="layout" svg:width="2.6cm" svg:height="1cm" svg:x="12.7cm" svg:y="11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101" draw:start-glue-point="1" draw:end-shape="id102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103" draw:start-glue-point="1" draw:end-shape="id102" draw:end-glue-point="1" svg:d="M19200 5701h502v4899h-4402" svg:viewBox="0 0 4403 4900">
          <text:p/>
        </draw:connector>
        <draw:line draw:style-name="gr86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104" draw:start-glue-point="1" draw:end-shape="id82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66" draw:text-style-name="P5" xml:id="id108" draw:id="id108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xml:id="id105" draw:id="id105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07" draw:id="id107" draw:layer="layout" svg:width="2.592cm" svg:height="0.9cm" svg:x="8.4cm" svg:y="4.096cm">
          <text:p text:style-name="P4"><text:span text:style-name="T4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xml:id="id106" draw:id="id106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105" draw:start-glue-point="1" draw:end-shape="id106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107" draw:start-glue-point="1" draw:end-shape="id108" draw:end-glue-point="3" svg:d="M10992 4546c838 0 281 1248 1116 1248" svg:viewBox="0 0 1117 1249">
          <text:p/>
        </draw:connector>
        <draw:custom-shape draw:style-name="gr379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xml:id="id109" draw:id="id109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xml:id="id110" draw:id="id110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09" draw:start-glue-point="1" draw:end-shape="id110" draw:end-glue-point="3" svg:d="M15601 8996c1282 0 428 1300 1709 1300" svg:viewBox="0 0 1710 1301">
          <text:p/>
        </draw:connector>
        <draw:custom-shape draw:style-name="gr388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xml:id="id111" draw:id="id111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09" draw:start-glue-point="1" draw:end-shape="id111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1DT7H26M49S</meta:editing-duration>
    <meta:editing-cycles>886</meta:editing-cycles>
    <meta:generator>LibreOffice/5.2.5.1$Windows_x86 LibreOffice_project/0312e1a284a7d50ca85a365c316c7abbf20a4d22</meta:generator>
    <meta:initial-creator>fhy </meta:initial-creator>
    <dc:date>2017-04-10T19:27:11.522000000</dc:date>
    <meta:document-statistic meta:object-count="518"/>
  </office:meta>
</office:document-meta>
</file>